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-CAMPUS PROPERTY</text:p>
          </table:table-cell>
          <table:table-cell table:style-name="ce21" office:value-type="string">
            <text:p>ON-CAMPUS STUDENT HOUSING FACILITIES</text:p>
          </table:table-cell>
          <table:table-cell table:style-name="ce21" office:value-type="string">
            <text:p>NON-CAMPUS PROPERTY</text:p>
          </table:table-cell>
          <table:table-cell table:style-name="ce21" office:value-type="string">
            <text:p>PUBLIC PROPERTY</text:p>
          </table:table-cell>
        </table:table-row>
        <table:table-row table:style-name="ro2">
          <table:table-cell table:style-name="ce21" office:value-type="string">
            <text:p>Murder/Non-Negligent Manslaughter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urder/Non-Negligent Manslaughter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urder/Non-Negligent Manslaughter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- Forcible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- Forcible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- Forcible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Weapons: Carrying, Possessing, etc.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Weapons: Carrying, Possessing, etc.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Weapons: Carrying, Possessing, etc.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ciplinary Referrals: Weapons: Carrying, Possessing, etc.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ciplinary Referrals: Weapons: Carrying, Possessing, etc.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ciplinary Referrals: Weapons: Carrying, Possessing, etc.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Drug Abuse Violations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Drug Abuse Violations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Drug Abuse Violations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ciplinary Referrals: Drug Abuse Violations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ciplinary Referrals: Drug Abuse Violations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ciplinary Referrals: Drug Abuse Violations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rests: Liquor Law Violations20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Liquor Law Violations2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rests: Liquor Law Violations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ciplinary Referrals: Liquor Law Violations201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ciplinary Referrals: Liquor Law Violations2012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ciplinary Referrals: Liquor Law Violations2013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lking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ting Violence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omestic Violence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te Crimes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te Crimes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te Crimes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